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D8FE7EF4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699cm" fo:margin-left="1.628cm" fo:margin-right="1.441cm" table:align="margins"/>
    </style:style>
    <style:style style:name="Table2.A" style:family="table-column">
      <style:table-column-properties style:column-width="16.699cm" style:rel-column-width="65535*"/>
    </style:style>
    <style:style style:name="Table2.A1" style:family="table-cell">
      <style:table-cell-properties style:vertical-align="middle" fo:background-color="#f3f3f3" fo:padding-left="0.101cm" fo:padding-right="0.101cm" fo:padding-top="0.199cm" fo:padding-bottom="0.199cm" fo:border="0.002cm solid #000000">
        <style:background-image/>
      </style:table-cell-properties>
    </style:style>
    <style:style style:name="Table6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6.A" style:family="table-column">
      <style:table-column-properties style:column-width="4.422cm" style:rel-column-width="14718*"/>
    </style:style>
    <style:style style:name="Table6.B" style:family="table-column">
      <style:table-column-properties style:column-width="1.778cm" style:rel-column-width="5916*"/>
    </style:style>
    <style:style style:name="Table6.C" style:family="table-column">
      <style:table-column-properties style:column-width="13.492cm" style:rel-column-width="44901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#ffffcc">
        <style:background-image/>
      </style:table-row-properties>
    </style:style>
    <style:style style:name="Table6.A2" style:family="table-cell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7.A" style:family="table-column">
      <style:table-column-properties style:column-width="5.101cm" style:rel-column-width="16977*"/>
    </style:style>
    <style:style style:name="Table7.B" style:family="table-column">
      <style:table-column-properties style:column-width="1.707cm" style:rel-column-width="5682*"/>
    </style:style>
    <style:style style:name="Table7.C" style:family="table-column">
      <style:table-column-properties style:column-width="12.883cm" style:rel-column-width="42876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#ffffcc">
        <style:background-image/>
      </style:table-row-properties>
    </style:style>
    <style:style style:name="Table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 style:data-style-name="N0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436cm" style:rel-column-width="14765*"/>
    </style:style>
    <style:style style:name="Table1.B" style:family="table-column">
      <style:table-column-properties style:column-width="1.794cm" style:rel-column-width="5969*"/>
    </style:style>
    <style:style style:name="Table1.C" style:family="table-column">
      <style:table-column-properties style:column-width="13.462cm" style:rel-column-width="44801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422cm" style:rel-column-width="14718*"/>
    </style:style>
    <style:style style:name="Table3.B" style:family="table-column">
      <style:table-column-properties style:column-width="1.778cm" style:rel-column-width="5916*"/>
    </style:style>
    <style:style style:name="Table3.C" style:family="table-column">
      <style:table-column-properties style:column-width="13.492cm" style:rel-column-width="44901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3.233cm" style:rel-column-width="10764*"/>
    </style:style>
    <style:style style:name="Table4.B" style:family="table-column">
      <style:table-column-properties style:column-width="2.309cm" style:rel-column-width="7685*"/>
    </style:style>
    <style:style style:name="Table4.C" style:family="table-column">
      <style:table-column-properties style:column-width="14.145cm" style:rel-column-width="47086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5.A" style:family="table-column">
      <style:table-column-properties style:column-width="3.223cm" style:rel-column-width="10757*"/>
    </style:style>
    <style:style style:name="Table5.B" style:family="table-column">
      <style:table-column-properties style:column-width="2.298cm" style:rel-column-width="7670*"/>
    </style:style>
    <style:style style:name="Table5.C" style:family="table-column">
      <style:table-column-properties style:column-width="14.115cm" style:rel-column-width="47108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5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5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5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Table8" style:family="table">
      <style:table-properties style:width="19.692cm" fo:margin-left="0.025cm" fo:margin-right="-0.009cm" table:align="margins" fo:background-color="transparent" style:shadow="#cccccc 0.06cm 0.06cm">
        <style:background-image/>
      </style:table-properties>
    </style:style>
    <style:style style:name="Table8.A" style:family="table-column">
      <style:table-column-properties style:column-width="2.328cm" style:rel-column-width="1324*"/>
    </style:style>
    <style:style style:name="Table8.B" style:family="table-column">
      <style:table-column-properties style:column-width="2.08cm" style:rel-column-width="1183*"/>
    </style:style>
    <style:style style:name="Table8.C" style:family="table-column">
      <style:table-column-properties style:column-width="15.284cm" style:rel-column-width="8691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#ffffcc">
        <style:background-image/>
      </style:table-row-properties>
    </style:style>
    <style:style style:name="Table8.A2" style:family="table-cell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1"/>
    </style:style>
    <style:style style:name="P6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cm" fo:text-align="start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6" style:family="paragraph" style:parent-style-name="Table_20_Contents">
      <style:text-properties style:font-name="Arial1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8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fo:font-weight="normal" style:font-weight-asian="normal" style:font-weight-complex="normal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color="#2300dc" style:font-name="Verdana" style:text-underline-style="none" fo:font-weight="normal" style:font-size-asian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font-name="Arial1"/>
    </style:style>
    <style:style style:name="T6" style:family="text">
      <style:text-properties fo:color="#c00000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8">SKS (Secure Key Store)</text:p>
      <text:p text:style-name="P8">API and Architecture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3">Table of Contents</text:p>
          </text:index-title>
          <text:p text:style-name="P14"><text:a xlink:type="simple" xlink:href="#3.Introduction|outline" text:style-name="Internet_20_link" text:visited-style-name="Internet_20_link">Introduction<text:tab/>3</text:a></text:p>
          <text:p text:style-name="P14"><text:a xlink:type="simple" xlink:href="#4.Architecture|outline" text:style-name="Internet_20_link" text:visited-style-name="Internet_20_link">Architecture<text:tab/>3</text:a></text:p>
          <text:p text:style-name="P14"><text:a xlink:type="simple" xlink:href="#5.Provisioning API|outline" text:style-name="Internet_20_link" text:visited-style-name="Internet_20_link">Provisioning API<text:tab/>3</text:a></text:p>
          <text:p text:style-name="P14"><text:a xlink:type="simple" xlink:href="#6.“Key User” API|outline" text:style-name="Internet_20_link" text:visited-style-name="Internet_20_link">“Key User” API<text:tab/>3</text:a></text:p>
          <text:p text:style-name="P14"><text:a xlink:type="simple" xlink:href="#7.Objects|outline" text:style-name="Internet_20_link" text:visited-style-name="Internet_20_link">Objects<text:tab/>4</text:a></text:p>
          <text:p text:style-name="P18"><text:a xlink:type="simple" xlink:href="#7.1.Key Protection Objects|outline" text:style-name="Internet_20_link" text:visited-style-name="Internet_20_link">Key Protection Objects<text:tab/>4</text:a></text:p>
          <text:p text:style-name="P14"><text:a xlink:type="simple" xlink:href="#8.Data Types|outline" text:style-name="Internet_20_link" text:visited-style-name="Internet_20_link">Data Types<text:tab/>5</text:a></text:p>
          <text:p text:style-name="P14"><text:a xlink:type="simple" xlink:href="#9.Return Values|outline" text:style-name="Internet_20_link" text:visited-style-name="Internet_20_link">Return Values<text:tab/>5</text:a></text:p>
          <text:p text:style-name="P14"><text:a xlink:type="simple" xlink:href="#10.Error Codes|outline" text:style-name="Internet_20_link" text:visited-style-name="Internet_20_link">Error Codes<text:tab/>5</text:a></text:p>
          <text:p text:style-name="P14"><text:a xlink:type="simple" xlink:href="#11.Method List|outline" text:style-name="Internet_20_link" text:visited-style-name="Internet_20_link">Method List<text:tab/>5</text:a></text:p>
          <text:p text:style-name="P18"><text:a xlink:type="simple" xlink:href="#11.2.createProvisioningSession [1]|outline" text:style-name="Internet_20_link" text:visited-style-name="Internet_20_link">createProvisioningSession [1]<text:tab/>6</text:a></text:p>
          <text:p text:style-name="P18"><text:a xlink:type="simple" xlink:href="#11.3.SKS_Deactivate [25]|outline" text:style-name="Internet_20_link" text:visited-style-name="Internet_20_link">SKS_Deactivate [25]<text:tab/>7</text:a></text:p>
        </text:index-body>
      </text:table-of-content>
      <text:p text:style-name="Contents_20_Heading"/>
      <text:h text:style-name="Heading_20_1" text:outline-level="1"/>
      <text:h text:style-name="Heading_20_1" text:outline-level="1"/>
      <text:h text:style-name="P12" text:outline-level="1">Introduction</text:h>
      <text:p text:style-name="Text_20_body">This document describes the API (Application Programming Interface) and architecture of an electronic component called SKS (Secure Key Store). <text:s text:c="2"/>SKS is essentially an enhanced smart card that is optimized for on-line provisioning of cryptographic keys and associated attributes.</text:p>
      <text:h text:style-name="Heading_20_1" text:outline-level="1">Architecture</text:h>
      <text:p text:style-name="Text_20_body">Below is a picture showing the components in the SKS architecture:</text:p>
      <text:p text:style-name="Text_20_body"><draw:frame draw:style-name="fr1" draw:name="Object2" text:anchor-type="paragraph" svg:x="2.496cm" svg:y="0.085cm" svg:width="15.072cm" svg:height="4.833cm" draw:z-index="0"><draw:object xlink:href="./Object 2" xlink:type="simple" xlink:show="embed" xlink:actuate="onLoad"/><draw:image xlink:href="./ObjectReplacements/Object 2" xlink:type="simple" xlink:show="embed" xlink:actuate="onLoad"/>
    </draw:frame>All operations inside of a SKS is supposed to be protected from tampering by malicious external entities but the degree of internal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may store credential data in the same external Flash where programs are stored, but sealed by an SKS‑resident “master key”. </text:p>
      <text:p text:style-name="Text_20_body">The <text:span text:style-name="T2">Device Certificate</text:span> and the associated <text:span text:style-name="T2">Attestation Private Key</text:span> form the foundation for the mechanism that secure provisioning of keys, which remains secure even if the surrounding middleware (for self-contained SKSes NB) and network are unsecured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h text:style-name="Heading_20_1" text:outline-level="1">Provisioning API</text:h>
      <text:p text:style-name="Text_20_body">The core of SKS is the cooperation between three associated systems: The KeyGen2 protocol, the SKS architecture, and the provisioning API described in this document. <text:s/>i.e. <text:span text:style-name="T2">these items must be matched</text:span> in order to create a secure and interoperable system. <text:s text:c="2"/>A question that arises is of course how compatible this scheme is with respect to current protocols, APIs, and smart cards. <text:s/>The simple answer is: NOT. <text:s/>The reason why SKS still makes sense is that none of the common protocols, APIs and smart cards actually support secure on-line provisioning to end-users because <text:span text:style-name="T2">the current generation of smart cards are almost exclusively personalized by fairly proprietary software used by specific card administrators or by automated production facilities</text:span>. <text:s/>It is clear that mobile phones need a scheme that is more consistent with the on-line paradigm since SIM-cards due to operator-bindings do not scale particularly well. <text:s text:c="2"/><text:span text:style-name="T2">“On the internet anybody can be an operator of something”</text:span>.</text:p>
      <text:h text:style-name="Heading_20_1" text:outline-level="1">“Key User” API</text:h>
      <text:p text:style-name="P9">In this document Key User API refers to operations that are used by security applications like SSL-client-certificate authentication, S/MIME, and Kerberos (PKINIT). <text:s/>The Key User API is not a core SKS facility but its implementation is anyway RECOMMENDED, particularly for SKSes that are featured in connectable containers such as smart cards since card middleware have proved to be a major stumbling block for wide-spread adoption of PKI cards for consumers. <text:s/>The described Key User API is fully mappable to the subset of CryptoAPI, PKCS#11, and JCE that most existing PKI-using applications rely on.</text:p>
      <text:p text:style-name="P9">The Key User API does not use authenticated sessions like featured in TPM 1.2 because this is a <text:span text:style-name="T2">local security option</text:span>, while the provisioning API has its own self-contained (mandatory) authentication scheme.</text:p>
      <text:p text:style-name="P9">If another Key User API is used the only requirement is that the things that are provisioned by the Provisioning API, are compatible.</text:p>
      <text:h text:style-name="P12" text:outline-level="1">Objects</text:h>
      <text:p text:style-name="P9">The SKS API (as well as its companion protocol KeyGeg2), assumes that objects are arranged in a specific fashion in order to work. <text:s/>At the core of the system are the cryptographic keys which unlike most other cryptographic APIs are not only used for authentication, signing etc. but also for key life-cycle management and management of key attributes. <text:s/>All provisioned keys, included symmetric dittos, are identified and managed through an X.509 certificate. <text:s/>The reason for this arrangement is that this facilitates <text:span text:style-name="T2">universal object management</text:span> as well as supporting the POI (Proof Of Issuance) concept for enabling <text:span text:style-name="T2">secure remote object management by independent issuers</text:span>.</text:p>
      <text:p text:style-name="P9">Note: unlike smart cards, SKS has no visible file system, only objects.</text:p>
      <text:h text:style-name="Heading_20_2" text:outline-level="2">Key Protection Objects</text:h>
      <text:p text:style-name="Text_20_body">Keys may optionally be protected by PIN-codes. <text:s/>Each PIN-protected key must have a separate error-counter, but a single PIN policy object may govern multiple keys. <text:s text:c="2"/>A PIN-policy and its associated keys are in turn governed by a PUK (Personal Unlock Key) policy object that can be used to reset error-counters that have passed the limit as defined by the PIN policy.</text:p>
      <text:p text:style-name="P9"><draw:frame draw:style-name="fr2" draw:name="Object1" text:anchor-type="paragraph" svg:x="6.103cm" svg:y="0.321cm" svg:width="6.362cm" svg:height="6.869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9">PIN and PUK policy objects are not directly addressable after provisioning; in order to read PIN and/or PUK policy data, you need to use an associated key handle as input.</text:p>
      <text:p text:style-name="P9">The following extract shows a matching key generation (provisioning) request in KeyGen2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    &lt;<text:span text:style-name="T6">CreateObject</text:span>&gt;<text:line-break/>        &lt;<text:span text:style-name="T6">PUKPolicy</text:span> <text:span text:style-name="T7">Format</text:span>="numeric" <text:span text:style-name="T7">RetryLimit</text:span>="3" <text:span text:style-name="T7">EncryptedValue</text:span>="mjRKrcuO <text:span text:style-name="T8">... </text:span>1O/e9mgMf3qw"&gt;<text:line-break/>            &lt;<text:span text:style-name="T6">PINPolicy</text:span> <text:span text:style-name="T7">Format</text:span>="numeric" <text:span text:style-name="T7">Grouping</text:span>="shared" <text:span text:style-name="T7">MaxLength</text:span>="8" <text:span text:style-name="T7">MinLength</text:span>="4"<text:line-break/> <text:s text:c="30"/><text:span text:style-name="T7">PatternRestrictions</text:span>="three-in-a-row sequence" <text:span text:style-name="T7">RetryLimit</text:span>="3"&gt;<text:line-break/>                &lt;<text:span text:style-name="T6">KeyPair</text:span> <text:span text:style-name="T7">ID</text:span>="Key.1" <text:span text:style-name="T7">KeyUsage</text:span>="encryption"&gt;<text:line-break/>                    &lt;<text:span text:style-name="T6">RSA</text:span> <text:span text:style-name="T7">KeySize</text:span>="1024"/&gt;<text:line-break/>                &lt;/<text:span text:style-name="T6">KeyPair</text:span>&gt;<text:line-break/>                &lt;<text:span text:style-name="T6">KeyPair</text:span> <text:span text:style-name="T7">ID</text:span>="Key.2" <text:span text:style-name="T7">KeyUsage</text:span>="authentication"&gt;<text:line-break/>                    &lt;<text:span text:style-name="T6">RSA</text:span> <text:span text:style-name="T7">KeySize</text:span>="2048"/&gt;<text:line-break/>                &lt;/<text:span text:style-name="T6">KeyPair</text:span>&gt;<text:line-break/>            &lt;/<text:span text:style-name="T6">PINPolicy</text:span>&gt;<text:line-break/>        &lt;/<text:span text:style-name="T6">PUKPolicy</text:span>&gt;<text:line-break/>    &lt;/<text:span text:style-name="T6">CreateObject</text:span>&gt;</text:p>
          </table:table-cell>
        </table:table-row>
      </table:table>
      <text:p text:style-name="Text_20_body"/>
      <text:p text:style-name="Text_20_body">This sequence should be interpreted as a request for two RSA keys to be generated, protected by user-defined (within specified policy limits) PINs (the same for both keys), where the PINs are governed by an issuer-defined, and (protocol-wise) secret PUK.</text:p>
      <text:p text:style-name="Text_20_body"/>
      <text:h text:style-name="P12" text:outline-level="1">Data Types</text:h>
      <text:p text:style-name="Text_20_body">The table below shows the data types used by the SKS API. <text:s/>Note that all value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Type</text:p>
          </table:table-cell>
          <table:table-cell table:style-name="Table8.A1" office:value-type="string">
            <text:p text:style-name="P6">Length</text:p>
          </table:table-cell>
          <table:table-cell table:style-name="Table8.C1" office:value-type="string">
            <text:p text:style-name="P6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array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array</text:p>
          </table:table-cell>
        </table:table-row>
        <table:table-row table:style-name="Table8.2">
          <table:table-cell table:style-name="Table8.A2" office:value-type="string">
            <text:p text:style-name="P3">long_array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Array of bytes with a leading “int” holding the length of the array</text:p>
          </table:table-cell>
        </table:table-row>
      </table:table>
      <text:p text:style-name="Text_20_body"/>
      <text:h text:style-name="Heading_20_1" text:outline-level="1"><text:reference-mark-start text:name="ReturnValues"/>Return Values<text:reference-mark-end text:name="ReturnValues"/></text:h>
      <text:p text:style-name="Text_20_body">All methods return a single-byte status code. <text:s/>In case the status is &lt;&gt; 0 there is an error and any expected succeeding values MUST NOT be read as they are not supposed to be available. <text:s/>Instead there is a second return value containing an UTF-8 encoded description in English to be used for logging and debugging purposes as show below:<text:span text:style-name="T4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Name</text:p>
          </table:table-cell>
          <table:table-cell table:style-name="Table6.A1" office:value-type="string">
            <text:p text:style-name="P6">Type</text:p>
          </table:table-cell>
          <table:table-cell table:style-name="Table6.C1" office:value-type="string">
            <text:p text:style-name="P6">Comment</text:p>
          </table:table-cell>
        </table:table-row>
        <table:table-row table:style-name="Table6.2">
          <table:table-cell table:style-name="Table6.A2" office:value-type="string">
            <text:p text:style-name="P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4">error_string</text:p>
          </table:table-cell>
          <table:table-cell table:style-name="Table6.A2" office:value-type="string">
            <text:p text:style-name="P3">array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/>
      <text:h text:style-name="Heading_20_1" text:outline-level="1">Error Codes</text:h>
      <text:p text:style-name="Text_20_body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Name</text:p>
          </table:table-cell>
          <table:table-cell table:style-name="Table7.A1" office:value-type="string">
            <text:p text:style-name="P6">Value</text:p>
          </table:table-cell>
          <table:table-cell table:style-name="Table7.C1" office:value-type="string">
            <text:p text:style-name="P6">Comment</text:p>
          </table:table-cell>
        </table:table-row>
        <table:table-row table:style-name="Table7.2">
          <table:table-cell table:style-name="Table7.A2" office:value-type="string">
            <text:p text:style-name="P4">ERROR_AUTHENTICATION</text:p>
          </table:table-cell>
          <table:table-cell table:style-name="Table7.B2" office:value-type="float" office:value="1">
            <text:p text:style-name="P3">1</text:p>
          </table:table-cell>
          <table:table-cell table:style-name="Table7.C2" office:value-type="string">
            <text:p text:style-name="P2"><text:span text:style-name="CrossRef"><text:span text:style-name="T5">This error is returned when there is something wrong with a supplied <text:s/>PIN‑code. <text:s/>For more detailed information, see HHH and FFF</text:span></text:span></text:p>
          </table:table-cell>
        </table:table-row>
        <table:table-row table:style-name="Table7.2">
          <table:table-cell table:style-name="Table7.A2" office:value-type="string">
            <text:p text:style-name="P5">ERROR_STORAGE</text:p>
          </table:table-cell>
          <table:table-cell table:style-name="Table7.B2" office:value-type="float" office:value="2">
            <text:p text:style-name="P3">2</text:p>
          </table:table-cell>
          <table:table-cell table:style-name="Table7.C2" office:value-type="string">
            <text:p text:style-name="P2">There is 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5">ERROR_MAC</text:p>
          </table:table-cell>
          <table:table-cell table:style-name="Table7.B2" office:value-type="float" office:value="3">
            <text:p text:style-name="P3">3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5">ERROR_CRYPTO</text:p>
          </table:table-cell>
          <table:table-cell table:style-name="Table7.B2" office:value-type="float" office:value="4">
            <text:p text:style-name="P3">4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5">ERROR_NO_SESSION</text:p>
          </table:table-cell>
          <table:table-cell table:style-name="Table7.B2" office:value-type="float" office:value="5">
            <text:p text:style-name="P3">5</text:p>
          </table:table-cell>
          <table:table-cell table:style-name="Table7.C2" office:value-type="string">
            <text:p text:style-name="P2">Session not found</text:p>
          </table:table-cell>
        </table:table-row>
        <table:table-row table:style-name="Table7.2">
          <table:table-cell table:style-name="Table7.A2" office:value-type="string">
            <text:p text:style-name="P5">ERROR_SESSION_VERIFY</text:p>
          </table:table-cell>
          <table:table-cell table:style-name="Table7.B2" office:value-type="float" office:value="6">
            <text:p text:style-name="P3">6</text:p>
          </table:table-cell>
          <table:table-cell table:style-name="Table7.C2" office:value-type="string">
            <text:p text:style-name="P2">The final step in the provisioning session failed to verify</text:p>
          </table:table-cell>
        </table:table-row>
        <table:table-row table:style-name="Table7.2">
          <table:table-cell table:style-name="Table7.A2" office:value-type="string">
            <text:p text:style-name="P5">ERROR_NO_KEY</text:p>
          </table:table-cell>
          <table:table-cell table:style-name="Table7.B2" office:value-type="float" office:value="7">
            <text:p text:style-name="P3">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5">ERROR_ALGORITHM</text:p>
          </table:table-cell>
          <table:table-cell table:style-name="Table7.B2" office:value-type="float" office:value="8">
            <text:p text:style-name="P3">8</text:p>
          </table:table-cell>
          <table:table-cell table:style-name="Table7.C2" office:value-type="string">
            <text:p text:style-name="P2">Unknown or not fitting algorithm</text:p>
          </table:table-cell>
        </table:table-row>
      </table:table>
      <text:p text:style-name="Text_20_body"/>
      <text:h text:style-name="Heading_20_1" text:outline-level="1">Method List</text:h>
      <text:p text:style-name="P10">This section provides a list of all the SKS methods. <text:s/>In the number in parenthesis is the decimal value used to identify the method in a call. <text:s/>Method calls are formatted as byte-arrays where the first byte contains the method ID and the succeeding part contains applicable argument data.</text:p>
      <text:h text:style-name="P19" text:outline-level="2"/>
      <text:h text:style-name="P21" text:outline-level="2">createProvisioningSession [1]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Type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1.2">
          <table:table-cell table:style-name="Table1.A2" office:value-type="string">
            <text:p text:style-name="P4">server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Server nonce value</text:p>
          </table:table-cell>
        </table:table-row>
        <table:table-row table:style-name="Table1.2">
          <table:table-cell table:style-name="Table1.A2" office:value-type="string">
            <text:p text:style-name="P4">client_session_id</text:p>
          </table:table-cell>
          <table:table-cell table:style-name="Table1.A2" office:value-type="string">
            <text:p text:style-name="P3">byte[32]</text:p>
          </table:table-cell>
          <table:table-cell table:style-name="Table1.C2" office:value-type="string">
            <text:p text:style-name="P2">Client nonce value</text:p>
          </table:table-cell>
        </table:table-row>
        <table:table-row table:style-name="Table1.2">
          <table:table-cell table:style-name="Table1.A2" office:value-type="string">
            <text:p text:style-name="P4">provisioning_uri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P2">The issuer's way to identify itself. <text:s/>In KeyGen2 this is the URL to which the result of this method is POSTed</text:p>
          </table:table-cell>
        </table:table-row>
        <table:table-row table:style-name="Table1.2">
          <table:table-cell table:style-name="Table1.A2" office:value-type="string">
            <text:p text:style-name="P4">server_public_key</text:p>
          </table:table-cell>
          <table:table-cell table:style-name="Table1.A2" office:value-type="string">
            <text:p text:style-name="P3">byte[]</text:p>
          </table:table-cell>
          <table:table-cell table:style-name="Table1.C2" office:value-type="string">
            <text:p text:style-name="P2">The RSA server key used to encrypt the session key (SK)</text:p>
          </table:table-cell>
        </table:table-row>
        <table:table-row table:style-name="Table1.2">
          <table:table-cell table:style-name="Table1.A2" office:value-type="string">
            <text:p text:style-name="P4">life_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How long the provisioning session is valid (in seconds)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Name</text:p>
          </table:table-cell>
          <table:table-cell table:style-name="Table3.A1" office:value-type="string">
            <text:p text:style-name="P6">Type</text:p>
          </table:table-cell>
          <table:table-cell table:style-name="Table3.C1" office:value-type="string">
            <text:p text:style-name="P6">Comment</text:p>
          </table:table-cell>
        </table:table-row>
        <table:table-row table:style-name="Table3.2">
          <table:table-cell table:style-name="Table3.A2" office:value-type="string">
            <text:p text:style-name="P7"><text:span text:style-name="T3">sta</text:span><text:span text:style-name="T3">tus</text:span>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4">encrypted_session_key</text:p>
          </table:table-cell>
          <table:table-cell table:style-name="Table3.A2" office:value-type="string">
            <text:p text:style-name="P3">byte[]</text:p>
          </table:table-cell>
          <table:table-cell table:style-name="Table3.C2" office:value-type="string">
            <text:p text:style-name="P2">The encrypted SK</text:p>
          </table:table-cell>
        </table:table-row>
        <table:table-row table:style-name="Table3.2">
          <table:table-cell table:style-name="Table3.A2" office:value-type="string">
            <text:p text:style-name="P4">attested_session_key</text:p>
          </table:table-cell>
          <table:table-cell table:style-name="Table3.A2" office:value-type="string">
            <text:p text:style-name="P3">byte[]</text:p>
          </table:table-cell>
          <table:table-cell table:style-name="Table3.C2" office:value-type="string">
            <text:p text:style-name="P2">The SK attestation signature</text:p>
          </table:table-cell>
        </table:table-row>
        <table:table-row table:style-name="Table3.2">
          <table:table-cell table:style-name="Table3.A2" office:value-type="string">
            <text:p text:style-name="P4">provisioning_id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A handle to the created provisioning session</text:p>
          </table:table-cell>
        </table:table-row>
      </table:table>
      <text:p text:style-name="Text_20_body"/>
      <text:p text:style-name="Text_20_body">This is a sample API method m</text:p>
      <text:h text:style-name="P20" text:outline-level="2">SKS_Deactivate [25]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Name</text:p>
          </table:table-cell>
          <table:table-cell table:style-name="Table4.A1" office:value-type="string">
            <text:p text:style-name="P6">Type</text:p>
          </table:table-cell>
          <table:table-cell table:style-name="Table4.C1" office:value-type="string">
            <text:p text:style-name="P6">Comment</text:p>
          </table:table-cell>
        </table:table-row>
        <table:table-row table:style-name="Table4.2">
          <table:table-cell table:style-name="Table4.A2" office:value-type="string">
            <text:p text:style-name="P3">status</text:p>
          </table:table-cell>
          <table:table-cell table:style-name="Table4.A2" office:value-type="string">
            <text:p text:style-name="P3">byte</text:p>
          </table:table-cell>
          <table:table-cell table:style-name="Table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Standard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Name</text:p>
          </table:table-cell>
          <table:table-cell table:style-name="Table5.A1" office:value-type="string">
            <text:p text:style-name="P3">Type</text:p>
          </table:table-cell>
          <table:table-cell table:style-name="Table5.C1" office:value-type="string">
            <text:p text:style-name="P3">Comment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3">aa</text:p>
          </table:table-cell>
          <table:table-cell table:style-name="Table5.A2" office:value-type="string">
            <text:p text:style-name="P3"/>
          </table:table-cell>
          <table:table-cell table:style-name="Table5.C2" office:value-type="string">
            <text:p text:style-name="P2"/>
          </table:table-cell>
        </table:table-row>
      </table:table>
      <text:p text:style-name="Text_20_body"/>
      <text:p text:style-name="Text_20_body">This is a sample API method.</text:p>
      <text:p text:style-name="Text_20_body">You may call it from <text:span text:style-name="T1"><text:reference-ref text:reference-format="text" text:ref-name="SKS_Activate">Error: Reference source not found</text:reference-ref></text:span> hhh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0.824cm" fo:margin-bottom="0.333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</office:automatic-styles>
  <office:master-styles>
    <style:master-page style:name="Standard" style:page-layout-name="Mpm1">
      <style:footer>
        <text:p text:style-name="MP1">SKS (Secure Key Store) – API and Architecture<text:tab/>V0.1, WebPKI.org, 2010-01-07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</meta:initial-creator>
    <meta:creation-date>2010-01-04T17:51:27</meta:creation-date>
    <dc:creator>Anders Rundgren</dc:creator>
    <dc:date>2010-01-13T12:09:19</dc:date>
    <meta:editing-cycles>76</meta:editing-cycles>
    <meta:editing-duration>PT21H27M04S</meta:editing-duration>
    <meta:document-statistic meta:table-count="8" meta:image-count="0" meta:object-count="2" meta:page-count="7" meta:paragraph-count="153" meta:word-count="1309" meta:character-count="85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2.305cm" svg:height="0.635cm" svg:x="6.75cm" svg:y="7.385cm">
          <text:p text:style-name="P1"><text:span text:style-name="T1">Key Handle</text:span></text:p>
          <draw:enhanced-geometry svg:viewBox="0 0 21600 21600" draw:path-stretchpoint-x="10800" draw:path-stretchpoint-y="10800" draw:text-areas="?f3 ?f4 ?f5 ?f6" draw:extrusion="false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1" draw:text-style-name="P1" draw:id="id2" draw:layer="layout" svg:width="2.24cm" svg:height="0.635cm" svg:x="7.315cm" svg:y="4.81cm">
          <text:p text:style-name="P1"><text:span text:style-name="T1">PIN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2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2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2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2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2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24cm" svg:height="0.635cm" svg:x="7.85cm" svg:y="2.27cm">
          <text:p text:style-name="P1"><text:span text:style-name="T1">PUK Policy</text:span>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82cm" svg:x="1.042cm" svg:y="1.641cm">
          <draw:image xlink:href="Pictures/100000000000089800000258D8FE7EF4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